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Israel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k of Israel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2025" calcext:value-type="float">
            <text:p>2025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39])/SQRT(SUM([.E2:.E139]))/SQRT(SUM([.F2:.F139]))" office:value-type="float" office:value="0.366439276720434" calcext:value-type="float">
            <text:p>0.37</text:p>
          </table:table-cell>
          <table:table-cell table:style-name="ce6" table:formula="of:=CORREL([.B2:.B139];[.C2:.C139])" office:value-type="float" office:value="0.181478443570873" calcext:value-type="float">
            <text:p>0.18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784" calcext:value-type="float">
            <text:p>784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1521" calcext:value-type="float">
            <text:p>1521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1089" calcext:value-type="float">
            <text:p>1089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676" calcext:value-type="float">
            <text:p>676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961" calcext:value-type="float">
            <text:p>961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1156" calcext:value-type="float">
            <text:p>1156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289" calcext:value-type="float">
            <text:p>289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441" calcext:value-type="float">
            <text:p>441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1024" calcext:value-type="float">
            <text:p>1024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784" calcext:value-type="float">
            <text:p>784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625" calcext:value-type="float">
            <text:p>625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961" calcext:value-type="float">
            <text:p>961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676" calcext:value-type="float">
            <text:p>676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961" calcext:value-type="float">
            <text:p>96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676" calcext:value-type="float">
            <text:p>676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1296" calcext:value-type="float">
            <text:p>1296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784" calcext:value-type="float">
            <text:p>784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676" calcext:value-type="float">
            <text:p>676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400" calcext:value-type="float">
            <text:p>400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441" calcext:value-type="float">
            <text:p>441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361" calcext:value-type="float">
            <text:p>361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400" calcext:value-type="float">
            <text:p>400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961" calcext:value-type="float">
            <text:p>961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784" calcext:value-type="float">
            <text:p>784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484" calcext:value-type="float">
            <text:p>484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225" calcext:value-type="float">
            <text:p>225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484" calcext:value-type="float">
            <text:p>484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441" calcext:value-type="float">
            <text:p>441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441" calcext:value-type="float">
            <text:p>441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441" calcext:value-type="float">
            <text:p>441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529" calcext:value-type="float">
            <text:p>529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441" calcext:value-type="float">
            <text:p>441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324" calcext:value-type="float">
            <text:p>324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324" calcext:value-type="float">
            <text:p>324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441" calcext:value-type="float">
            <text:p>441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576" calcext:value-type="float">
            <text:p>576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676" calcext:value-type="float">
            <text:p>676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576" calcext:value-type="float">
            <text:p>576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441" calcext:value-type="float">
            <text:p>44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961" calcext:value-type="float">
            <text:p>961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841" calcext:value-type="float">
            <text:p>841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1089" calcext:value-type="float">
            <text:p>1089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529" calcext:value-type="float">
            <text:p>529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441" calcext:value-type="float">
            <text:p>441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441" calcext:value-type="float">
            <text:p>441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400" calcext:value-type="float">
            <text:p>400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289" calcext:value-type="float">
            <text:p>289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289" calcext:value-type="float">
            <text:p>289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225" calcext:value-type="float">
            <text:p>225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324" calcext:value-type="float">
            <text:p>324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324" calcext:value-type="float">
            <text:p>324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361" calcext:value-type="float">
            <text:p>361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361" calcext:value-type="float">
            <text:p>361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441" calcext:value-type="float">
            <text:p>441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289" calcext:value-type="float">
            <text:p>289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256" calcext:value-type="float">
            <text:p>256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256" calcext:value-type="float">
            <text:p>256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324" calcext:value-type="float">
            <text:p>324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324" calcext:value-type="float">
            <text:p>324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441" calcext:value-type="float">
            <text:p>441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324" calcext:value-type="float">
            <text:p>324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289" calcext:value-type="float">
            <text:p>289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361" calcext:value-type="float">
            <text:p>361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400" calcext:value-type="float">
            <text:p>400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225" calcext:value-type="float">
            <text:p>225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256" calcext:value-type="float">
            <text:p>256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196" calcext:value-type="float">
            <text:p>196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256" calcext:value-type="float">
            <text:p>256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225" calcext:value-type="float">
            <text:p>225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225" calcext:value-type="float">
            <text:p>225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169" calcext:value-type="float">
            <text:p>169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196" calcext:value-type="float">
            <text:p>196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100" calcext:value-type="float">
            <text:p>100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21" calcext:value-type="float">
            <text:p>121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21" calcext:value-type="float">
            <text:p>121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1024" calcext:value-type="float">
            <text:p>1024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144" calcext:value-type="float">
            <text:p>144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144" calcext:value-type="float">
            <text:p>144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144" calcext:value-type="float">
            <text:p>144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121" calcext:value-type="float">
            <text:p>121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121" calcext:value-type="float">
            <text:p>121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144" calcext:value-type="float">
            <text:p>144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21" calcext:value-type="float">
            <text:p>121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100" calcext:value-type="float">
            <text:p>100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81" calcext:value-type="float">
            <text:p>81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81" calcext:value-type="float">
            <text:p>8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81" calcext:value-type="float">
            <text:p>81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81" calcext:value-type="float">
            <text:p>81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81" calcext:value-type="float">
            <text:p>81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64" calcext:value-type="float">
            <text:p>64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64" calcext:value-type="float">
            <text:p>64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49" calcext:value-type="float">
            <text:p>49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44" calcext:value-type="float">
            <text:p>14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49" calcext:value-type="float">
            <text:p>49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81" calcext:value-type="float">
            <text:p>81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81" calcext:value-type="float">
            <text:p>81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49" calcext:value-type="float">
            <text:p>49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81" calcext:value-type="float">
            <text:p>81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64" calcext:value-type="float">
            <text:p>64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64" calcext:value-type="float">
            <text:p>64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64" calcext:value-type="float">
            <text:p>64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64" calcext:value-type="float">
            <text:p>64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81" calcext:value-type="float">
            <text:p>81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81" calcext:value-type="float">
            <text:p>81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64" calcext:value-type="float">
            <text:p>64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49" calcext:value-type="float">
            <text:p>49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36" calcext:value-type="float">
            <text:p>36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36" calcext:value-type="float">
            <text:p>36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36" calcext:value-type="float">
            <text:p>36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25" calcext:value-type="float">
            <text:p>25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36" calcext:value-type="float">
            <text:p>36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14]*[.C114]" office:value-type="float" office:value="0" calcext:value-type="float">
            <text:p>0</text:p>
          </table:table-cell>
          <table:table-cell table:style-name="ce4" table:formula="of:=[.B114]*[.B114]" office:value-type="float" office:value="25" calcext:value-type="float">
            <text:p>25</text:p>
          </table:table-cell>
          <table:table-cell table:style-name="ce4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15]*[.C115]" office:value-type="float" office:value="0" calcext:value-type="float">
            <text:p>0</text:p>
          </table:table-cell>
          <table:table-cell table:style-name="ce4" table:formula="of:=[.B115]*[.B115]" office:value-type="float" office:value="81" calcext:value-type="float">
            <text:p>81</text:p>
          </table:table-cell>
          <table:table-cell table:style-name="ce4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32" calcext:value-type="float">
            <text:p>32</text:p>
          </table:table-cell>
          <table:table-cell table:style-name="ce4" table:formula="of:=[.B116]*[.B116]" office:value-type="float" office:value="1024" calcext:value-type="float">
            <text:p>1024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13" calcext:value-type="float">
            <text:p>13</text:p>
          </table:table-cell>
          <table:table-cell table:style-name="ce4" table:formula="of:=[.B117]*[.B117]" office:value-type="float" office:value="169" calcext:value-type="float">
            <text:p>169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18]*[.C118]" office:value-type="float" office:value="22" calcext:value-type="float">
            <text:p>22</text:p>
          </table:table-cell>
          <table:table-cell table:style-name="ce4" table:formula="of:=[.B118]*[.B118]" office:value-type="float" office:value="484" calcext:value-type="float">
            <text:p>484</text:p>
          </table:table-cell>
          <table:table-cell table:style-name="ce4"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19]*[.C119]" office:value-type="float" office:value="21" calcext:value-type="float">
            <text:p>21</text:p>
          </table:table-cell>
          <table:table-cell table:style-name="ce4" table:formula="of:=[.B119]*[.B119]" office:value-type="float" office:value="441" calcext:value-type="float">
            <text:p>441</text:p>
          </table:table-cell>
          <table:table-cell table:style-name="ce4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20]*[.C120]" office:value-type="float" office:value="22" calcext:value-type="float">
            <text:p>22</text:p>
          </table:table-cell>
          <table:table-cell table:style-name="ce4" table:formula="of:=[.B120]*[.B120]" office:value-type="float" office:value="484" calcext:value-type="float">
            <text:p>484</text:p>
          </table:table-cell>
          <table:table-cell table:style-name="ce4" table:formula="of:=[.C120]*[.C1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21]*[.C121]" office:value-type="float" office:value="22" calcext:value-type="float">
            <text:p>22</text:p>
          </table:table-cell>
          <table:table-cell table:style-name="ce4" table:formula="of:=[.B121]*[.B121]" office:value-type="float" office:value="484" calcext:value-type="float">
            <text:p>484</text:p>
          </table:table-cell>
          <table:table-cell table:style-name="ce4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24" calcext:value-type="float">
            <text:p>24</text:p>
          </table:table-cell>
          <table:table-cell table:style-name="ce4" table:formula="of:=[.B122]*[.B122]" office:value-type="float" office:value="576" calcext:value-type="float">
            <text:p>576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23" calcext:value-type="float">
            <text:p>23</text:p>
          </table:table-cell>
          <table:table-cell table:style-name="ce4" table:formula="of:=[.B123]*[.B123]" office:value-type="float" office:value="529" calcext:value-type="float">
            <text:p>529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24]*[.C124]" office:value-type="float" office:value="24" calcext:value-type="float">
            <text:p>24</text:p>
          </table:table-cell>
          <table:table-cell table:style-name="ce4" table:formula="of:=[.B124]*[.B124]" office:value-type="float" office:value="576" calcext:value-type="float">
            <text:p>576</text:p>
          </table:table-cell>
          <table:table-cell table:style-name="ce4"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24" calcext:value-type="float">
            <text:p>24</text:p>
          </table:table-cell>
          <table:table-cell table:style-name="ce4" table:formula="of:=[.B125]*[.B125]" office:value-type="float" office:value="576" calcext:value-type="float">
            <text:p>576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21" calcext:value-type="float">
            <text:p>21</text:p>
          </table:table-cell>
          <table:table-cell table:style-name="ce4" table:formula="of:=[.B126]*[.B126]" office:value-type="float" office:value="441" calcext:value-type="float">
            <text:p>441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23" calcext:value-type="float">
            <text:p>23</text:p>
          </table:table-cell>
          <table:table-cell table:style-name="ce4" table:formula="of:=[.B127]*[.B127]" office:value-type="float" office:value="529" calcext:value-type="float">
            <text:p>529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28]*[.C128]" office:value-type="float" office:value="19" calcext:value-type="float">
            <text:p>19</text:p>
          </table:table-cell>
          <table:table-cell table:style-name="ce4" table:formula="of:=[.B128]*[.B128]" office:value-type="float" office:value="361" calcext:value-type="float">
            <text:p>361</text:p>
          </table:table-cell>
          <table:table-cell table:style-name="ce4" table:formula="of:=[.C128]*[.C1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29]*[.C129]" office:value-type="float" office:value="15" calcext:value-type="float">
            <text:p>15</text:p>
          </table:table-cell>
          <table:table-cell table:style-name="ce4" table:formula="of:=[.B129]*[.B129]" office:value-type="float" office:value="225" calcext:value-type="float">
            <text:p>225</text:p>
          </table:table-cell>
          <table:table-cell table:style-name="ce4"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30]*[.C130]" office:value-type="float" office:value="15" calcext:value-type="float">
            <text:p>15</text:p>
          </table:table-cell>
          <table:table-cell table:style-name="ce4" table:formula="of:=[.B130]*[.B130]" office:value-type="float" office:value="225" calcext:value-type="float">
            <text:p>225</text:p>
          </table:table-cell>
          <table:table-cell table:style-name="ce4"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31]*[.C131]" office:value-type="float" office:value="13" calcext:value-type="float">
            <text:p>13</text:p>
          </table:table-cell>
          <table:table-cell table:style-name="ce4" table:formula="of:=[.B131]*[.B131]" office:value-type="float" office:value="169" calcext:value-type="float">
            <text:p>169</text:p>
          </table:table-cell>
          <table:table-cell table:style-name="ce4"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4" table:formula="of:=[.B132]*[.C132]" office:value-type="float" office:value="62" calcext:value-type="float">
            <text:p>62</text:p>
          </table:table-cell>
          <table:table-cell table:style-name="ce4" table:formula="of:=[.B132]*[.B132]" office:value-type="float" office:value="961" calcext:value-type="float">
            <text:p>961</text:p>
          </table:table-cell>
          <table:table-cell table:style-name="ce4" table:formula="of:=[.C132]*[.C1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33]*[.C133]" office:value-type="float" office:value="40" calcext:value-type="float">
            <text:p>40</text:p>
          </table:table-cell>
          <table:table-cell table:style-name="ce4" table:formula="of:=[.B133]*[.B133]" office:value-type="float" office:value="400" calcext:value-type="float">
            <text:p>400</text:p>
          </table:table-cell>
          <table:table-cell table:style-name="ce4" table:formula="of:=[.C133]*[.C1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34]*[.C134]" office:value-type="float" office:value="40" calcext:value-type="float">
            <text:p>40</text:p>
          </table:table-cell>
          <table:table-cell table:style-name="ce4" table:formula="of:=[.B134]*[.B134]" office:value-type="float" office:value="400" calcext:value-type="float">
            <text:p>400</text:p>
          </table:table-cell>
          <table:table-cell table:style-name="ce4" table:formula="of:=[.C134]*[.C1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[.B135]*[.C135]" office:value-type="float" office:value="75" calcext:value-type="float">
            <text:p>75</text:p>
          </table:table-cell>
          <table:table-cell table:style-name="ce4" table:formula="of:=[.B135]*[.B135]" office:value-type="float" office:value="625" calcext:value-type="float">
            <text:p>625</text:p>
          </table:table-cell>
          <table:table-cell table:style-name="ce4" table:formula="of:=[.C135]*[.C1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[.B136]*[.C136]" office:value-type="float" office:value="75" calcext:value-type="float">
            <text:p>75</text:p>
          </table:table-cell>
          <table:table-cell table:style-name="ce4" table:formula="of:=[.B136]*[.B136]" office:value-type="float" office:value="625" calcext:value-type="float">
            <text:p>625</text:p>
          </table:table-cell>
          <table:table-cell table:style-name="ce4" table:formula="of:=[.C136]*[.C1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table:formula="of:=[.B137]*[.C137]" office:value-type="float" office:value="72" calcext:value-type="float">
            <text:p>72</text:p>
          </table:table-cell>
          <table:table-cell table:style-name="ce4" table:formula="of:=[.B137]*[.B137]" office:value-type="float" office:value="324" calcext:value-type="float">
            <text:p>324</text:p>
          </table:table-cell>
          <table:table-cell table:style-name="ce4" table:formula="of:=[.C137]*[.C1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4" table:formula="of:=[.B138]*[.C138]" office:value-type="float" office:value="92" calcext:value-type="float">
            <text:p>92</text:p>
          </table:table-cell>
          <table:table-cell table:style-name="ce4" table:formula="of:=[.B138]*[.B138]" office:value-type="float" office:value="529" calcext:value-type="float">
            <text:p>529</text:p>
          </table:table-cell>
          <table:table-cell table:style-name="ce4" table:formula="of:=[.C138]*[.C1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table:formula="of:=[.B139]*[.C139]" office:value-type="float" office:value="189" calcext:value-type="float">
            <text:p>189</text:p>
          </table:table-cell>
          <table:table-cell table:style-name="ce4" table:formula="of:=[.B139]*[.B139]" office:value-type="float" office:value="729" calcext:value-type="float">
            <text:p>729</text:p>
          </table:table-cell>
          <table:table-cell table:style-name="ce4" table:formula="of:=[.C139]*[.C139]" office:value-type="float" office:value="49" calcext:value-type="float">
            <text:p>49</text:p>
          </table:table-cell>
          <table:table-cell table:number-columns-repeated="1018"/>
        </table:table-row>
        <table:table-row table:style-name="ro1" table:number-rows-repeated="102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Israel vs Fake central bank'.A1:'Bank of Israel vs Fake central bank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5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1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0:57:15.975038447</dc:date>
    <meta:editing-duration>PT2M59S</meta:editing-duration>
    <meta:editing-cycles>2</meta:editing-cycles>
    <meta:generator>LibreOffice/7.3.7.2$Linux_X86_64 LibreOffice_project/30$Build-2</meta:generator>
    <meta:document-statistic meta:table-count="1" meta:cell-count="842" meta:object-count="0"/>
  </office:meta>
</office:document-meta>
</file>